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1d3a" officeooo:paragraph-rsid="000c1d3a"/>
    </style:style>
    <style:style style:name="P2" style:family="paragraph" style:parent-style-name="Standard">
      <style:text-properties officeooo:rsid="000c7421" officeooo:paragraph-rsid="000c7421"/>
    </style:style>
    <style:style style:name="P3" style:family="paragraph" style:parent-style-name="Standard" style:list-style-name="L1">
      <style:text-properties officeooo:rsid="000c1d3a" officeooo:paragraph-rsid="000c1d3a"/>
    </style:style>
    <style:style style:name="P4" style:family="paragraph" style:parent-style-name="Standard">
      <style:text-properties officeooo:rsid="000c1d3a" officeooo:paragraph-rsid="000c1d3a"/>
    </style:style>
    <style:style style:name="P5" style:family="paragraph" style:parent-style-name="Standard">
      <style:text-properties officeooo:rsid="000c1d3a" officeooo:paragraph-rsid="000ecdf6"/>
    </style:style>
    <style:style style:name="P6" style:family="paragraph" style:parent-style-name="Standard">
      <style:text-properties officeooo:rsid="000c1d3a" officeooo:paragraph-rsid="001216a9"/>
    </style:style>
    <style:style style:name="P7" style:family="paragraph" style:parent-style-name="Standard" style:list-style-name="L2">
      <style:text-properties officeooo:rsid="000c7421" officeooo:paragraph-rsid="000c7421"/>
    </style:style>
    <style:style style:name="P8" style:family="paragraph" style:parent-style-name="Standard" style:list-style-name="L3">
      <style:text-properties officeooo:paragraph-rsid="001216a9"/>
    </style:style>
    <style:style style:name="P9" style:family="paragraph" style:parent-style-name="Standard" style:list-style-name="L3">
      <style:text-properties officeooo:rsid="001216a9" officeooo:paragraph-rsid="001216a9"/>
    </style:style>
    <style:style style:name="P10" style:family="paragraph" style:parent-style-name="Text_20_body">
      <style:text-properties officeooo:rsid="0013542a" officeooo:paragraph-rsid="0013542a"/>
    </style:style>
    <style:style style:name="P11" style:family="paragraph" style:parent-style-name="Heading_20_2">
      <style:text-properties officeooo:rsid="000cd262" officeooo:paragraph-rsid="000cd262"/>
    </style:style>
    <style:style style:name="P12" style:family="paragraph" style:parent-style-name="Heading_20_2">
      <style:text-properties officeooo:rsid="000ecdf6" officeooo:paragraph-rsid="000ecdf6"/>
    </style:style>
    <style:style style:name="T1" style:family="text">
      <style:text-properties style:text-position="super 58%"/>
    </style:style>
    <style:style style:name="T2" style:family="text">
      <style:text-properties officeooo:rsid="000ecdf6"/>
    </style:style>
    <style:style style:name="T3" style:family="text">
      <style:text-properties officeooo:rsid="0010309e"/>
    </style:style>
    <style:style style:name="T4" style:family="text">
      <style:text-properties officeooo:rsid="0011659d"/>
    </style:style>
    <style:style style:name="T5" style:family="text">
      <style:text-properties officeooo:rsid="001216a9"/>
    </style:style>
    <style:style style:name="T6" style:family="text">
      <style:text-properties officeooo:rsid="001354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st drive of VENES stack for open data searches powered by multi cloud infrastructure -Part1</text:h>
      <text:h text:style-name="P11" text:outline-level="2">What we’<text:span text:style-name="T3">re building</text:span></text:h>
      <text:p text:style-name="P5">Given several open data sets <text:span text:style-name="T2">or dataset apis</text:span>, the idea is to extract the datasets, transform and load them into <text:span text:style-name="T4">E</text:span>lasticsearch cluster for fast searches via <text:span text:style-name="T4">E</text:span>lasticsearch rest api. <text:span text:style-name="T4">Users should be able to type in terms in a text box, google search style, and get instant relevant hits, then they should be able to narrow down their choices using some filtering mechanism. The ultimate vision is to have a more artifact focused search were users can search on a particular dataset, say recalls, and perform custom searches on it, possibly save it...Well not going to get ahead of my self here as there is much to learn and lots of work to day.</text:span> <text:span text:style-name="T3">With that said, the infrastructure choices needed to be carefully considered based on ease of use and cost. </text:span></text:p>
      <text:h text:style-name="Heading_20_2" text:outline-level="2">Why we’re building it.</text:h>
      <text:p text:style-name="P6"><text:span text:style-name="T3">The open data search was built out of curiosity really. I noticed a lot of text heavy datasets were being exposed as APIs by different organizations and agencies but there wasn’t a way to search across all the different APIs. There a few reasons why I wanted to built a full search application:</text:span></text:p>
      <text:p text:style-name="P6"/>
      <text:list xml:id="list1980615582" text:style-name="L3">
        <text:list-item>
          <text:p text:style-name="P8"><text:span text:style-name="T5">The real interest was when I started evaluating Solr vs Elasticsearch in 2016 and was really impressed by both tools but what the elastic team has built I thought was more than a tool, it was a powerful and flexible platform. I’m usually against any tool that tries to do and be everything under the sun (TFS, Sharepoint etc) but the scope of the different elastic tools that complement elasticsearch, complement it very well. I wanted to learn the elastic seach DSL, or at least enough of it where I can build these aggregations/facets and filters using a modern web UI framework.</text:span></text:p>
        </text:list-item>
        <text:list-item>
          <text:p text:style-name="P9">I have been a dotnet developer (VB.NET) was my first programming language, I was never a computer science person, although I retro actively sought the knowledge, but the middle tier of the application could not be in .NET, I wanted a dynamic, semi dynamic or light weight language which means I had to learn something else and that was exciting to me.</text:p>
        </text:list-item>
        <text:list-item>
          <text:p text:style-name="P9">Javascript and the UI frameworks. I previously had some experience with AngularJS and was excited by the prospect but the Javascript world never stoped evolving, never stoped moving, I carefuly followed the explosion of tools and framework battles, built some basic apps with at least 4 frameworks/<text:span text:style-name="T6">libraries</text:span> <text:span text:style-name="T6">(Angular2, Aurelia, VueJs, knockout)</text:span> and <text:span text:style-name="T6">realized</text:span> that my decision would be based on the framework that gets me the less frustrated.</text:p>
        </text:list-item>
      </text:list>
      <text:h text:style-name="P11" text:outline-level="2">The Technology Stack &amp; Architecture</text:h>
      <text:p text:style-name="P10">VENES(Vuejs, Express, Node, ElasticSearch), is the choice at the end, altough the idea was to decoupled the front end with the server at development time so that it’s possible to fiddle with different elastic search clients to see which was a better fit for the server side API. The candidate programming languages for this task wasn’t a large group, the choise was strictly between .NET, NodeJs and Go. Follow along and i’ll tell you why later.</text:p>
      <text:p text:style-name="P10"><text:soft-page-break/>The infrastructure is composed of Heroku for hosting the web app, mlab for possible user management and AWS elasticsearch OR elasticcloud, both are eventually on AWS but one is fully managed by the elastic team and one is fully managed by AWS elasticsearch service.</text:p>
      <text:h text:style-name="Heading_20_2" text:outline-level="2">Decision on programming languages and technology stacks</text:h>
      <text:p text:style-name="P1"/>
      <text:p text:style-name="P1"/>
      <text:p text:style-name="P1">Indexing strategy at a glance for fulltext search and aggregation in elasticsearch</text:p>
      <text:p text:style-name="P1"/>
      <text:p text:style-name="P1">Given several open data sets, the idea is to extract the datasets, transform and load them into elasticsearch cluster for fast searches via index and elasticsearch rest api.</text:p>
      <text:p text:style-name="P1"/>
      <text:p text:style-name="P1">1<text:span text:style-name="T1">st</text:span> attempt</text:p>
      <text:p text:style-name="P1"><text:tab/>extract and load the data as is, in the same index but as different type. Well that didn’t really work for performance when doing aggregation or field searches</text:p>
      <text:p text:style-name="P1"/>
      <text:p text:style-name="P1">Then when looking at what sort of search interface I wanted to build, I realized that the way the data is shaped and molded to fix the elastic search indexes , is not going to be enough.</text:p>
      <text:p text:style-name="P1">Here are the main components and features of the search interface:</text:p>
      <text:p text:style-name="P1"/>
      <text:list xml:id="list255504949" text:style-name="L1">
        <text:list-item>
          <text:p text:style-name="P3">full text search needs to be just that generic text search which needs to be able to be refined once the results are retrieved.</text:p>
        </text:list-item>
        <text:list-item>
          <text:p text:style-name="P3">Each dataset should have their own set of filters when only one dataset is selected</text:p>
        </text:list-item>
      </text:list>
      <text:p text:style-name="P1"/>
      <text:p text:style-name="P1">Now at first this may look easy but how does one accomplish this with the help of elasticsearch clients and modern web frameworks?</text:p>
      <text:p text:style-name="P1"/>
      <text:p text:style-name="P1">We need a generic search that encompasses fields that apply to all the datasets we currently have and potentially future datasets in order to keep the search tool flexible, light, scalable and simple.</text:p>
      <text:p text:style-name="P2">This generic search means that instead of having to wrestle with the NEST client for .NET figuring out and implementing variant and co variant types and inheritance, I switch the API layer to node.js and simply implemented a generic set of indexes for each dataset just for generic searches, this index houses documents with the following common fields:</text:p>
      <text:list xml:id="list1512682103" text:style-name="L2">
        <text:list-item>
          <text:p text:style-name="P7">Title</text:p>
        </text:list-item>
        <text:list-item>
          <text:p text:style-name="P7">Description</text:p>
        </text:list-item>
        <text:list-item>
          <text:p text:style-name="P7">DocDate</text:p>
        </text:list-item>
        <text:list-item>
          <text:p text:style-name="P7">Type</text:p>
        </text:list-item>
        <text:list-item>
          <text:p text:style-name="P7">Owner</text:p>
        </text:list-item>
        <text:list-item>
          <text:p text:style-name="P7">Jurisdictio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23:40:15.344000000</meta:creation-date>
    <dc:date>2017-11-04T16:50:43.537000000</dc:date>
    <meta:editing-duration>PT5H15M6S</meta:editing-duration>
    <meta:editing-cycles>6</meta:editing-cycles>
    <meta:generator>LibreOffice/5.3.3.2$Windows_X86_64 LibreOffice_project/3d9a8b4b4e538a85e0782bd6c2d430bafe583448</meta:generator>
    <meta:document-statistic meta:table-count="0" meta:image-count="0" meta:object-count="0" meta:page-count="2" meta:paragraph-count="29" meta:word-count="859" meta:character-count="4976" meta:non-whitespace-character-count="4155"/>
  </office:meta>
</office:document-meta>
</file>